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orphans="0" fo:widows="0"/>
    </style:style>
    <style:style style:name="P3" style:family="paragraph" style:parent-style-name="Standard">
      <style:paragraph-properties fo:margin-top="0in" fo:margin-bottom="0in" style:contextual-spacing="false" fo:keep-together="auto" fo:orphans="0" fo:widows="0" fo:keep-with-next="auto"/>
    </style:style>
    <style:style style:name="P4" style:family="paragraph" style:parent-style-name="Standard">
      <style:paragraph-properties fo:margin-top="0in" fo:margin-bottom="0in" style:contextual-spacing="false" fo:line-height="100%" fo:keep-together="auto" fo:orphans="0" fo:widows="0" fo:keep-with-next="auto"/>
    </style:style>
    <style:style style:name="P5" style:family="paragraph" style:parent-style-name="Heading_20_4">
      <style:paragraph-properties fo:margin-top="0.111in" fo:margin-bottom="0in" style:contextual-spacing="false"/>
    </style:style>
    <style:style style:name="P6" style:family="paragraph" style:parent-style-name="Heading_20_3">
      <style:paragraph-properties fo:margin-top="0.111in" fo:margin-bottom="0in" style:contextual-spacing="false"/>
    </style:style>
    <style:style style:name="P7" style:family="paragraph" style:parent-style-name="Heading_20_3">
      <style:paragraph-properties fo:margin-top="0.111in" fo:margin-bottom="0in" style:contextual-spacing="false" fo:orphans="0" fo:widows="0"/>
    </style:style>
    <style:style style:name="P8" style:family="paragraph" style:parent-style-name="Heading_20_2">
      <style:paragraph-properties fo:margin-top="0.139in" fo:margin-bottom="0in" style:contextual-spacing="false" fo:orphans="0" fo:widows="0"/>
    </style:style>
    <style:style style:name="P9" style:family="paragraph" style:parent-style-name="Heading_20_2">
      <style:paragraph-properties fo:margin-top="0.139in" fo:margin-bottom="0in" style:contextual-spacing="false" fo:orphans="0" fo:widows="0" fo:break-before="page"/>
    </style:style>
    <style:style style:name="P10" style:family="paragraph" style:parent-style-name="Standard" style:list-style-name="WWNum1">
      <style:paragraph-properties fo:margin-left="0.5in" fo:margin-right="0in" fo:margin-top="0in" fo:margin-bottom="0in" style:contextual-spacing="true" fo:orphans="0" fo:widows="0" fo:text-indent="-0.2492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style:contextual-spacing="true" fo:orphans="0" fo:widows="0" fo:text-indent="-0.2492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in" style:contextual-spacing="true" fo:orphans="0" fo:widows="0" fo:text-indent="-0.2492in" style:auto-text-indent="false"/>
    </style:style>
    <style:style style:name="P13" style:family="paragraph" style:parent-style-name="Standard" style:list-style-name="WWNum2">
      <style:paragraph-properties fo:margin-left="1in" fo:margin-right="0in" fo:margin-top="0in" fo:margin-bottom="0in" style:contextual-spacing="true" fo:orphans="0" fo:widows="0" fo:text-indent="-0.2492in" style:auto-text-indent="false"/>
    </style:style>
    <style:style style:name="P14" style:family="paragraph" style:parent-style-name="Standard">
      <style:paragraph-properties fo:margin-top="0in" fo:margin-bottom="0in" style:contextual-spacing="false"/>
    </style:style>
    <style:style style:name="P15" style:family="paragraph" style:parent-style-name="Standard">
      <style:paragraph-properties fo:margin-top="0in" fo:margin-bottom="0in" style:contextual-spacing="false" fo:orphans="0" fo:widows="0"/>
    </style:style>
    <style:style style:name="P16" style:family="paragraph" style:parent-style-name="Standard">
      <style:paragraph-properties fo:margin-top="0in" fo:margin-bottom="0in" style:contextual-spacing="false" fo:keep-together="auto" fo:orphans="0" fo:widows="0" fo:keep-with-next="auto"/>
    </style:style>
    <style:style style:name="P17" style:family="paragraph" style:parent-style-name="Heading_20_3">
      <style:paragraph-properties fo:margin-top="0.1945in" fo:margin-bottom="0.0555in" style:contextual-spacing="false" fo:line-height="100%" fo:orphans="0" fo:widows="0"/>
      <style:text-properties fo:color="#000000" style:font-name="Arial" fo:font-size="13pt" style:font-name-asian="Arial1" style:font-size-asian="13pt" style:font-name-complex="Arial1"/>
    </style:style>
    <style:style style:name="P18" style:family="paragraph" style:parent-style-name="Heading_20_2" style:master-page-name="Standard">
      <style:paragraph-properties fo:margin-top="0.139in" fo:margin-bottom="0in" style:contextual-spacing="false" fo:orphans="0" fo:widows="0" style:page-number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officeooo:rsid="001848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h.7d4nmetpr3em"/>Objetivo </text:p>
      <text:p text:style-name="P1">Diseño de un lenguaje de programación para robots con fin educativo.</text:p>
      <text:p text:style-name="P1">Diseño e implementación de una máquina virtual para dicho lenguaje, que debe ser implementado en alguna de las arquitecturas presentadas.</text:p>
      <text:p text:style-name="P1">El lenguaje debe intentar estandarizar los diferentes kits de robótica.</text:p>
      <text:p text:style-name="P8"><text:bookmark text:name="h.7wz8pygh7klv"/>Requerimientos</text:p>
      <text:p text:style-name="P1">El lenguaje debe permitir expresar declarativamente o imperativamente el comportamiento de un robot.</text:p>
      <text:p text:style-name="P1">Se deben proveer abstracciones para el hardware periférico, de tal manera que se puedan definir nuevas abstracciones para incluir nuevo hardware.</text:p>
      <text:p text:style-name="P1">Se debe contemplar la posibilidad de compilar programas expresados en haskell mediante el paradigma de programación funcional reactiva.</text:p>
      <text:p text:style-name="P1"/>
      <text:p text:style-name="P1">A continuación se relevan las arquitecturas consideradas para el proyecto. Se relevan sus especificaciones y los trabajos relacionados que hay realizados en torno a la temática de éste proyecto.</text:p>
      <text:p text:style-name="P1"/>
      <text:p text:style-name="P5"><text:bookmark text:name="h.gc96kv94mwgi"/>Periféricos estándar</text:p>
      <text:p text:style-name="P1"><text:s/>Motor</text:p>
      <text:p text:style-name="P1"><text:s/>Sensor de distancia</text:p>
      <text:p text:style-name="P1"><text:s/>Comunicación (serial, inalambrica, usb, etc)</text:p>
      <text:p text:style-name="P1"><text:s/>Acelerometro</text:p>
      <text:p text:style-name="P1"><text:s/>Sensor de inclinacion</text:p>
      <text:p text:style-name="P1"><text:s/>Boton, Interruptor</text:p>
      <text:p text:style-name="P1"><text:s/>Sensor de sonido</text:p>
      <text:p text:style-name="P1"><text:s/>Sensor de inclinacion</text:p>
      <text:p text:style-name="P1"><text:s/>Gps</text:p>
      <text:p text:style-name="P1"><text:s/>Sensor infrarrojo</text:p>
      <text:p text:style-name="P1"><text:s/>Sensor de luz</text:p>
      <text:p text:style-name="P1"><text:s/>Sensor de voltaje, etc</text:p>
      <text:p text:style-name="P1"><text:s/>Brujula / compass</text:p>
      <text:p text:style-name="P1"><text:s/>Parlante</text:p>
      <text:p text:style-name="P1"><text:s/>Leds</text:p>
      <text:p text:style-name="P1"><text:s/>Pantallas<text:bookmark text:name="h.rebxjpa9gaqr"/></text:p>
      <text:p text:style-name="Standard"/>
      <text:p text:style-name="P9"><text:bookmark text:name="h.kbi5f9jsghw5"/></text:p>
      <text:p text:style-name="P8"><text:bookmark text:name="h.s0v6kohnyatp"/>Programacion funcional reactiva</text:p>
      <text:p text:style-name="P3"/>
      <text:p text:style-name="P3"><text:a xlink:type="simple" xlink:href="http://www.haskell.org/haskellwiki/Functional_Reactive_Programming"><text:span text:style-name="T1">http://www.haskell.org/haskellwiki/Functional_Reactive_Programming</text:span></text:a></text:p>
      <text:p text:style-name="P3"/>
      <text:p text:style-name="P3">Programar sistemas reactivos con un enfoque funcional.</text:p>
      <text:p text:style-name="P3"><text:tab/></text:p>
      <text:p text:style-name="P3"/>
      <text:p text:style-name="P3"><text:a xlink:type="simple" xlink:href="http://www.haskell.org/haskellwiki/Yampa"><text:span text:style-name="T1">http://www.haskell.org/haskellwiki/Yampa</text:span></text:a></text:p>
      <text:p text:style-name="P3"/>
      <text:p text:style-name="P3">Implementación de FRP como una librería de combinadores haskell. (combinator library)</text:p>
      <text:p text:style-name="P3">DSEL = Domain Specific Embedded Language</text:p>
      <text:p text:style-name="P3">Es un DSL embebido en Haskell.</text:p>
      <text:p text:style-name="P3"/>
      <text:p text:style-name="P3">Concepto clave: Funciones sobre señales. x --- f ---- y</text:p>
      <text:p text:style-name="P3"/>
      <text:p text:style-name="P3">Stateful : Si y(t) depende de x(t) y state(t).</text:p>
      <text:p text:style-name="P3">Stateless: Si y(t) depende solo de x(t).</text:p>
      <text:p text:style-name="P3"/>
      <text:p text:style-name="P3">Los sistemas son formados combinando funciones de seniales. </text:p>
      <text:p text:style-name="P3">Por ejemplo composición lineal:</text:p>
      <text:p text:style-name="P3"/>
      <text:p text:style-name="P3"><text:s/>x ---- y ---- z <text:s text:c="2"/>eq</text:p>
      <text:p text:style-name="P3">( &gt;&gt; ) :: <text:s/>SF x y -&gt; SF y z -&gt; SF x z</text:p>
      <text:p text:style-name="P3"/>
      <text:p text:style-name="P3">Se utiliza el framework arrow para esto.</text:p>
      <text:p text:style-name="P3"/>
      <text:p text:style-name="P3">first :: SF a b -&gt; SF (a, c) (b, c)</text:p>
      <text:p text:style-name="P3">+++</text:p>
      <text:p text:style-name="P3">***</text:p>
      <text:p text:style-name="P3">second</text:p>
      <text:p text:style-name="P3">..</text:p>
      <text:p text:style-name="P2"/>
      <text:p text:style-name="P3">Interesante ejemplo <text:span text:style-name="T2">de frp</text:span>: Elm language, FRP en navegadores web. <text:a xlink:type="simple" xlink:href="http://elm-lang.org/"><text:span text:style-name="T1">http://elm-lang.org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normal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/>
    </style:style>
    <style:style style:name="Heading_20_5" style:display-name="Heading 5" style:family="paragraph" style:paren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/>
    </style:style>
    <style:style style:name="Heading_20_6" style:display-name="Heading 6" style:family="paragraph" style:paren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/>
    </style:style>
    <style:style style:name="Title" style:family="paragraph" style:parent-style-name="normal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size="21pt" style:font-name-asian="Trebuchet MS1" style:font-size-asian="21pt" style:font-name-complex="Trebuchet MS1"/>
    </style:style>
    <style:style style:name="Subtitle" style:family="paragraph" style:parent-style-name="normal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 de grado.docx</dc:title>
    <meta:generator>LibreOffice/4.0.2.2$Linux_X86_64 LibreOffice_project/400m0$Build-2</meta:generator>
    <dc:date>2014-04-29T13:48:07</dc:date>
    <dc:creator>Guillermo Pacheco</dc:creator>
    <meta:editing-duration>PT36S</meta:editing-duration>
    <meta:editing-cycles>2</meta:editing-cycles>
    <meta:document-statistic meta:table-count="0" meta:image-count="0" meta:object-count="0" meta:page-count="2" meta:paragraph-count="48" meta:word-count="290" meta:character-count="1970" meta:non-whitespace-character-count="1704"/>
  </office:meta>
</office:document-meta>
</file>